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7e4" officeooo:paragraph-rsid="0004c7e4"/>
    </style:style>
    <style:style style:name="P2" style:family="paragraph" style:parent-style-name="Standard">
      <style:text-properties fo:font-weight="bold" officeooo:rsid="0004c7e4" officeooo:paragraph-rsid="0004c7e4" style:font-weight-asian="bold" style:font-weight-complex="bold"/>
    </style:style>
    <style:style style:name="P3" style:family="paragraph" style:parent-style-name="Standard">
      <style:text-properties fo:font-weight="bold" officeooo:rsid="0005f40f" officeooo:paragraph-rsid="0005f40f" style:font-weight-asian="bold" style:font-weight-complex="bold"/>
    </style:style>
    <style:style style:name="P4" style:family="paragraph" style:parent-style-name="Standard">
      <style:text-properties officeooo:rsid="0005f40f" officeooo:paragraph-rsid="0005f40f"/>
    </style:style>
    <style:style style:name="P5" style:family="paragraph" style:parent-style-name="Standard">
      <style:text-properties officeooo:rsid="000720eb" officeooo:paragraph-rsid="000720eb"/>
    </style:style>
    <style:style style:name="P6" style:family="paragraph" style:parent-style-name="Standard">
      <style:text-properties officeooo:rsid="000792e6" officeooo:paragraph-rsid="000792e6"/>
    </style:style>
    <style:style style:name="P7" style:family="paragraph" style:parent-style-name="Standard">
      <style:text-properties fo:font-weight="normal" officeooo:rsid="000792e6" officeooo:paragraph-rsid="000792e6" style:font-weight-asian="normal" style:font-weight-complex="normal"/>
    </style:style>
    <style:style style:name="P8" style:family="paragraph" style:parent-style-name="Standard">
      <style:text-properties fo:font-weight="normal" officeooo:rsid="0008a636" officeooo:paragraph-rsid="0008a636" style:font-weight-asian="normal" style:font-weight-complex="normal"/>
    </style:style>
    <style:style style:name="P9" style:family="paragraph" style:parent-style-name="Standard">
      <style:text-properties officeooo:rsid="0008a636" officeooo:paragraph-rsid="0008a636"/>
    </style:style>
    <style:style style:name="P10" style:family="paragraph" style:parent-style-name="Standard">
      <style:text-properties officeooo:rsid="0008a636" officeooo:paragraph-rsid="000c25b1"/>
    </style:style>
    <style:style style:name="P11" style:family="paragraph" style:parent-style-name="Standard">
      <style:text-properties officeooo:rsid="000a7eac" officeooo:paragraph-rsid="000a7eac"/>
    </style:style>
    <style:style style:name="P12" style:family="paragraph" style:parent-style-name="Standard">
      <style:text-properties officeooo:rsid="000c25b1" officeooo:paragraph-rsid="000c25b1"/>
    </style:style>
    <style:style style:name="P13" style:family="paragraph" style:parent-style-name="Standard">
      <style:text-properties officeooo:rsid="000de2e3" officeooo:paragraph-rsid="000de2e3"/>
    </style:style>
    <style:style style:name="P14" style:family="paragraph" style:parent-style-name="Standard">
      <style:text-properties officeooo:rsid="000de2e3" officeooo:paragraph-rsid="0010d93b"/>
    </style:style>
    <style:style style:name="P15" style:family="paragraph" style:parent-style-name="Standard">
      <style:text-properties officeooo:rsid="0010d93b" officeooo:paragraph-rsid="0010d93b"/>
    </style:style>
    <style:style style:name="P16" style:family="paragraph" style:parent-style-name="Standard">
      <style:text-properties officeooo:rsid="0010d93b" officeooo:paragraph-rsid="0012c84e"/>
    </style:style>
    <style:style style:name="P17" style:family="paragraph" style:parent-style-name="Standard">
      <style:text-properties officeooo:rsid="0012c84e" officeooo:paragraph-rsid="0012c84e"/>
    </style:style>
    <style:style style:name="P18" style:family="paragraph" style:parent-style-name="Standard">
      <style:text-properties officeooo:rsid="0012c84e" officeooo:paragraph-rsid="0014583f"/>
    </style:style>
    <style:style style:name="P19" style:family="paragraph" style:parent-style-name="Standard">
      <style:text-properties officeooo:rsid="0014583f" officeooo:paragraph-rsid="0014583f"/>
    </style:style>
    <style:style style:name="P20" style:family="paragraph" style:parent-style-name="Standard">
      <style:text-properties officeooo:rsid="0014830d" officeooo:paragraph-rsid="0014830d"/>
    </style:style>
    <style:style style:name="P21" style:family="paragraph" style:parent-style-name="Standard">
      <style:text-properties officeooo:rsid="0014830d" officeooo:paragraph-rsid="001792ad"/>
    </style:style>
    <style:style style:name="P22" style:family="paragraph" style:parent-style-name="Standard">
      <style:text-properties officeooo:rsid="00168291" officeooo:paragraph-rsid="00168291"/>
    </style:style>
    <style:style style:name="P23" style:family="paragraph" style:parent-style-name="Standard">
      <style:text-properties officeooo:rsid="0016bf75" officeooo:paragraph-rsid="0016bf75"/>
    </style:style>
    <style:style style:name="P24" style:family="paragraph" style:parent-style-name="Standard">
      <style:text-properties officeooo:rsid="001792ad" officeooo:paragraph-rsid="001792ad"/>
    </style:style>
    <style:style style:name="P25" style:family="paragraph" style:parent-style-name="Standard">
      <style:text-properties officeooo:rsid="00193843" officeooo:paragraph-rsid="00193843"/>
    </style:style>
    <style:style style:name="P26" style:family="paragraph" style:parent-style-name="Standard">
      <style:text-properties officeooo:rsid="001a6b03" officeooo:paragraph-rsid="001a6b03"/>
    </style:style>
    <style:style style:name="P27" style:family="paragraph" style:parent-style-name="Standard">
      <style:text-properties officeooo:rsid="001e8c69" officeooo:paragraph-rsid="001a6b03"/>
    </style:style>
    <style:style style:name="P2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0720eb" officeooo:paragraph-rsid="000720eb"/>
    </style:style>
    <style:style style:name="P2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4830d" officeooo:paragraph-rsid="001483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25b1" style:font-weight-asian="normal" style:font-weight-complex="normal"/>
    </style:style>
    <style:style style:name="T4" style:family="text">
      <style:text-properties fo:font-weight="normal" officeooo:rsid="0010d93b" style:font-weight-asian="normal" style:font-weight-complex="normal"/>
    </style:style>
    <style:style style:name="T5" style:family="text">
      <style:text-properties fo:font-weight="normal" officeooo:rsid="0012c84e" style:font-weight-asian="normal" style:font-weight-complex="normal"/>
    </style:style>
    <style:style style:name="T6" style:family="text">
      <style:text-properties fo:font-weight="normal" officeooo:rsid="0014583f" style:font-weight-asian="normal" style:font-weight-complex="normal"/>
    </style:style>
    <style:style style:name="T7" style:family="text">
      <style:text-properties fo:font-weight="normal" officeooo:rsid="0016829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PGMC – Um modelo computacional para mineração de dados no facebook aplicado a inferência de indicadores de cidades inteligentes</text:p>
      <text:p text:style-name="P1"/>
      <text:p text:style-name="P1"/>
      <text:p text:style-name="P1"/>
      <text:p text:style-name="P2">Projeto JavaSE</text:p>
      <text:p text:style-name="P2"/>
      <text:p text:style-name="P3">DissertacaoPPGMC</text:p>
      <text:p text:style-name="P4"/>
      <text:p text:style-name="P1"/>
      <text:p text:style-name="P1"/>
      <text:p text:style-name="P5">PRÉ-PROCESSAMENTO</text:p>
      <text:p text:style-name="P1"/>
      <text:p text:style-name="P4">1º) DissertacaoPPGMC/src/Rotina_PreProcessamento/JSONReadToMySQLHibernate.java</text:p>
      <text:p text:style-name="P4"/>
      <text:p text:style-name="P4">Migração dos dados no formato JSON para a base de dados MySQL.</text:p>
      <text:p text:style-name="P4"/>
      <text:p text:style-name="P5">2º) DissertacaoPPGMC/src/Rotina_PreProcessamento/AtualizarCampoDistinctConsidered.java</text:p>
      <text:p text:style-name="P5"/>
      <text:p text:style-name="P5">3º) DissertacaoPPGMC/src/Rotina_PreProcessamento/AtualizarCampoInconsiderateByLength_MenorQue50.java</text:p>
      <text:p text:style-name="P5"/>
      <text:p text:style-name="P5">4º) DissertacaoPPGMC/src/Rotina_PreProcessamento/ExcluirDocumentosNaoConsideradosDuplicadosGruposDeRioGrande.java</text:p>
      <text:p text:style-name="P5"/>
      <text:p text:style-name="P5">5º) DissertacaoPPGMC/src/Rotina_PreProcessamento/AtualizarCampoEhRioGrande.java</text:p>
      <text:p text:style-name="P5"/>
      <text:p text:style-name="P28"/>
      <text:p text:style-name="P5"/>
      <text:p text:style-name="P5"/>
      <text:p text:style-name="P5">DESENVOLVIMENTO DO SISTEMA WEB PARA ANOTAÇÕES DOS DOCUMENTOS</text:p>
      <text:p text:style-name="P5"/>
      <text:p text:style-name="P5">Dados cadastrados na tabela <text:span text:style-name="T1">DocumentClassification</text:span></text:p>
      <text:p text:style-name="P5"><text:span text:style-name="T1"/></text:p>
      <text:p text:style-name="P28"/>
      <text:p text:style-name="P5"><text:span text:style-name="T1"/></text:p>
      <text:p text:style-name="P5"><text:span text:style-name="T1"/></text:p>
      <text:p text:style-name="P7">6º) DissertacaoPPGMC/src/Rotina_sqlMatrizOpiniaoAspecto</text:p>
      <text:p text:style-name="P7"/>
      <text:p text:style-name="P8">sudo ./bash</text:p>
      <text:p text:style-name="P7"/>
      <text:p text:style-name="P7">7º) DissertacaoPPGMC/src/Rotina_sqlMatrizOpiniaoAspectoRAND</text:p>
      <text:p text:style-name="P6"><text:span text:style-name="T1"/></text:p>
      <text:p text:style-name="P8">sudo ./bash</text:p>
      <text:p text:style-name="P6"><text:span text:style-name="T1"/></text:p>
      <text:p text:style-name="P10"><text:span text:style-name="T2">8º) </text:span><text:span text:style-name="T3">DissertacaoPPGMC/src/Rotina_PreProcessamentoValidacao/AtualizarAnotarBaseDeTreinamento.java</text:span></text:p>
      <text:p text:style-name="P9"><text:span text:style-name="T2"/></text:p>
      <text:p text:style-name="P11"><text:span text:style-name="T2">Atualizar campo treinamento das tabelas MatrizAspectoRAND</text:span></text:p>
      <text:p text:style-name="P12"><text:soft-page-break/><text:span text:style-name="T2">9º) DissertacaoPPGMC/src/Rotina_PreProcessamento/PopularCloudWordPorAspecto.java</text:span></text:p>
      <text:p text:style-name="P12"><text:span text:style-name="T2"/></text:p>
      <text:p text:style-name="P13"><text:span text:style-name="T2">10º) DissertacaoPPGMC/src/Rotina_sqlCloudWordAux/CloudWordAuxCreate.sql</text:span></text:p>
      <text:p text:style-name="P13"><text:span text:style-name="T2"/></text:p>
      <text:p text:style-name="P13"><text:span text:style-name="T2">11º) DissertacaoPPGMC/src/Rotina_sqlCloudWordAux/CloudWordAuxPopulation.sql</text:span></text:p>
      <text:p text:style-name="P13"><text:span text:style-name="T2"/></text:p>
      <text:p text:style-name="P14"><text:span text:style-name="T2">12º) </text:span><text:span text:style-name="T4">DissertacaoPPGMC/src/Rotina_sqlCloudWordAux/AtualizarCloudWordAuxGoogleTranslateAPI.java</text:span></text:p>
      <text:p text:style-name="P14"><text:span text:style-name="T4"/></text:p>
      <text:p text:style-name="P15"><text:span text:style-name="T2">Tradução dos termos para o idioma inglês.</text:span></text:p>
      <text:p text:style-name="P15"><text:span text:style-name="T2"/></text:p>
      <text:p text:style-name="P16"><text:span text:style-name="T2">13º) </text:span><text:span text:style-name="T5">DissertacaoPPGMC/src/Rotina_POSTagger_PartOfSpeechTagger/POSSubstantivos.java</text:span></text:p>
      <text:p text:style-name="P16"><text:span text:style-name="T5"/></text:p>
      <text:p text:style-name="P17"><text:span text:style-name="T2">Anotação de classe gramatical para todos substantivos de cada corpus de treinamento (por aspecto).</text:span></text:p>
      <text:p text:style-name="P17"><text:span text:style-name="T2"/></text:p>
      <text:p text:style-name="P17"><text:span text:style-name="T2">14º) Palavras sementes anotadas em arquivos texto</text:span></text:p>
      <text:p text:style-name="P17"><text:span text:style-name="T2"/></text:p>
      <text:p text:style-name="P17"><text:span text:style-name="T2">DissertacaoPPGMC/src/palavrasSemente</text:span></text:p>
      <text:p text:style-name="P17"><text:span text:style-name="T2"/></text:p>
      <text:p text:style-name="P18"><text:span text:style-name="T2">15º) </text:span><text:span text:style-name="T6">DissertacaoPPGMC/src/Rotina_EMIMPhiSquared_DemaisAspectos/PopulacaoTabelasEMIMPhiSquaredTermoDocOpiniaoAspectoJPA.java</text:span></text:p>
      <text:p text:style-name="P18"><text:span text:style-name="T6"/></text:p>
      <text:p text:style-name="P19"><text:span text:style-name="T2">16º) DissertacaoPPGMC/src/Rotina_EMIMPhiSquaredAtualizacoesFinais/EMIMPhiSquaredAtualizacoesFinaisCalculos.java</text:span></text:p>
      <text:p text:style-name="P19"><text:span text:style-name="T2"/></text:p>
      <text:p text:style-name="P19"><text:span text:style-name="T2">e</text:span></text:p>
      <text:p text:style-name="P19"><text:span text:style-name="T2"/></text:p>
      <text:p text:style-name="P19"><text:span text:style-name="T2">DissertacaoPPGMC/src/Rotina_EMIMPhiSquaredAtualizacoesFinais/bash.sh para executar todos arquivos *.sql</text:span></text:p>
      <text:p text:style-name="P19"><text:span text:style-name="T2"/></text:p>
      <text:p text:style-name="P19"><text:span text:style-name="T2"/></text:p>
      <text:p text:style-name="P20"><text:span text:style-name="T2">17º) </text:span></text:p>
      <text:p text:style-name="P24"><text:span text:style-name="T2">DissertacaoPPGMC/src/Rotina_PopularDatabaseComTermosRepresentativos/PopularTermosRepresentativosSementeAnotadasEspecialista.java</text:span></text:p>
      <text:p text:style-name="P24"><text:span text:style-name="T2"/></text:p>
      <text:p text:style-name="P24"><text:span text:style-name="T2">DissertacaoPPGMC/src/Rotina_PopularDatabaseComTermosRepresentativos/PopularTermosRepresentativosCandidatoSubstantivos.java</text:span></text:p>
      <text:p text:style-name="P21"><text:span text:style-name="T2"/></text:p>
      <text:p text:style-name="P21"><text:span text:style-name="T2"/></text:p>
      <text:p text:style-name="P20"><text:span text:style-name="T2">População das sementes e termos representativos na tabela TermoRepresentativoSubstantivo</text:span></text:p>
      <text:p text:style-name="P20"><text:span text:style-name="T2"/></text:p>
      <text:p text:style-name="P29"><text:span text:style-name="T2"/></text:p>
      <text:p text:style-name="P20"><text:span text:style-name="T2"/></text:p>
      <text:p text:style-name="P22"><text:span text:style-name="T2">Classificação dos documentos</text:span></text:p>
      <text:p text:style-name="P22"><text:span text:style-name="T2"/></text:p>
      <text:p text:style-name="P22"><text:span text:style-name="T2">18º) DissertacaoPPGMC/src/Rotina_EMIMPhiSquaredValidacao/ValidacaoModeloIndexacaoOpiniaoEMIMPhiSquared.java</text:span></text:p>
      <text:p text:style-name="P22"><text:span text:style-name="T2"/></text:p>
      <text:p text:style-name="P22"><text:soft-page-break/><text:span text:style-name="T2">19º) DissertacaoPPGMC/src/Rotina_EMIMPhiSquaredValidacao/ProcessarValidacaoFinalClassificador.java</text:span></text:p>
      <text:p text:style-name="P22"><text:span text:style-name="T2"/></text:p>
      <text:p text:style-name="P23"><text:span text:style-name="T2">Executar o arquivos SQL de saída desta rotina </text:span><text:span text:style-name="T7">DissertacaoPPGMC/src/Rotina_EMIMPhiSquaredValidacao/ProcessarValidacaoFinalClassificador.java</text:span></text:p>
      <text:p text:style-name="P23"><text:span text:style-name="T7"/></text:p>
      <text:p text:style-name="P25"><text:span text:style-name="T7">2</text:span><text:span text:style-name="T2">0º) DissertacaoPPGMC/src/Rotina_EMIMPhiSquaredValidacao/classificacaoFinalDocumentosAnotados_COMPARACAO_SemMesclas.sql</text:span></text:p>
      <text:p text:style-name="P25"><text:span text:style-name="T2"/></text:p>
      <text:p text:style-name="P26"><text:span text:style-name="T2">21º) </text:span></text:p>
      <text:p text:style-name="P26"><text:span text:style-name="T2">DissertacaoPPGMC/src/Rotina_EMIMPhiSquaredValidacao/DBMetricasDeAvaliacaoClassificadorCandidatasRepresentativas.java</text:span></text:p>
      <text:p text:style-name="P26"><text:span text:style-name="T2"/></text:p>
      <text:p text:style-name="P26"><text:span text:style-name="T2">DissertacaoPPGMC/src/Rotina_EMIMPhiSquaredValidacao/DBMetricasDeAvaliacaoClassificadorSementes.java</text:span></text:p>
      <text:p text:style-name="P26"><text:span text:style-name="T2"/></text:p>
      <text:p text:style-name="P26"><text:span text:style-name="T2">DissertacaoPPGMC/src/Rotina_EMIMPhiSquaredValidacao/DBMetricasDeAvaliacaoClassificadorTodos.java</text:span></text:p>
      <text:p text:style-name="P27"><text:span text:style-name="T2"/></text:p>
      <text:p text:style-name="P2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50:01.700250548</meta:creation-date>
    <dc:date>2018-09-24T18:41:30.015065044</dc:date>
    <meta:editing-duration>PT43M4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44" meta:word-count="157" meta:character-count="3204" meta:non-whitespace-character-count="3088"/>
  </office:meta>
</office:document-meta>
</file>